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18000000125CC8ED2EA0F229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Biolinum O" svg:font-family="'Linux Biolinum O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8pt" officeooo:paragraph-rsid="006c2f01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officeooo:paragraph-rsid="006a6e31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officeooo:paragraph-rsid="0071bb38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paragraph-rsid="008466e4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paragraph-rsid="0085e33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paragraph-rsid="008017e7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paragraph-rsid="0080ee45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6eba8b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italic" officeooo:rsid="0082d885" officeooo:paragraph-rsid="0082d885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rsid="008017e7" officeooo:paragraph-rsid="008017e7" fo:background-color="transparent" style:font-name-asian="Linux Biolinum O" style:font-size-asian="10pt" style:font-name-complex="Linux Biolinum O" style:font-size-complex="10pt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fo:font-size="10pt" officeooo:rsid="00855fd8" officeooo:paragraph-rsid="00855fd8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officeooo:rsid="001bba99" officeooo:paragraph-rsid="006eba8b" fo:background-color="transparent" style:font-name-asian="Linux Biolinum O" style:font-size-asian="10pt" style:font-name-complex="Linux Biolinum O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8d281e" loext:opacity="100%" style:font-name="Arial" fo:font-size="10pt" officeooo:rsid="001bba99" officeooo:paragraph-rsid="006eba8b" fo:background-color="transparent" style:font-name-asian="Linux Biolinum O" style:font-size-asian="10pt" style:font-name-complex="Linux Biolinum O" style:font-size-complex="10pt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style:font-name="Arial" fo:font-size="10pt" fo:font-style="normal" officeooo:rsid="021e52a3" officeooo:paragraph-rsid="006a6e31" style:font-size-asian="10pt" style:font-style-asian="normal" style:font-size-complex="10pt" style:font-style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style:font-name="Arial" fo:font-size="10pt" fo:font-style="normal" officeooo:rsid="021e52a3" officeooo:paragraph-rsid="0085e33d" style:font-size-asian="10pt" style:font-style-asian="normal" style:font-size-complex="10pt" style:font-style-complex="normal"/>
    </style:style>
    <style:style style:name="P16" style:family="paragraph" style:parent-style-name="Standard">
      <loext:graphic-properties draw:fill="none"/>
      <style:paragraph-properties fo:text-align="end" style:justify-single-word="false" fo:background-color="transparent" fo:padding="0.049cm" fo:border-left="none" fo:border-right="none" fo:border-top="none" fo:border-bottom="0.06pt solid #000000" style:shadow="none"/>
      <style:text-properties officeooo:paragraph-rsid="006a6e31"/>
    </style:style>
    <style:style style:name="P17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06a6e31" style:font-size-asian="10pt" style:font-size-complex="10pt"/>
    </style:style>
    <style:style style:name="P18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08017e7" style:font-size-asian="10pt" style:font-size-complex="10pt"/>
    </style:style>
    <style:style style:name="P19" style:family="paragraph" style:parent-style-name="Table_20_Contents">
      <loext:graphic-properties draw:fill="none"/>
      <style:paragraph-properties fo:text-align="start" style:justify-single-word="false" fo:background-color="transparent" fo:padding="0.049cm" fo:border-left="none" fo:border-right="none" fo:border-top="0.06pt solid #000000" fo:border-bottom="0.06pt solid #000000"/>
      <style:text-properties fo:color="#ce181e" loext:opacity="100%" style:font-name="Arial" fo:font-size="10pt" fo:font-weight="bold" officeooo:rsid="001ce34d" officeooo:paragraph-rsid="008017e7" style:font-size-asian="10pt" style:font-weight-asian="bold" style:font-size-complex="10pt" style:font-weight-complex="bold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style:use-window-font-color="true" loext:opacity="0%" style:font-name="Arial" fo:font-size="10pt" officeooo:rsid="00855fd8" officeooo:paragraph-rsid="0078f7f2" fo:background-color="transparent" style:font-name-asian="Linux Biolinum O" style:font-size-asian="10pt" style:font-name-complex="Linux Biolinum O" style:font-size-complex="10pt"/>
    </style:style>
    <style:style style:name="T1" style:family="text">
      <style:text-properties fo:font-style="italic" fo:font-weight="bold" officeooo:rsid="01bc4f21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cd954d" style:font-style-asian="italic" style:font-weight-asian="bold" style:font-style-complex="italic" style:font-weight-complex="bold"/>
    </style:style>
    <style:style style:name="T3" style:family="text">
      <style:text-properties officeooo:rsid="00cd954d"/>
    </style:style>
    <style:style style:name="T4" style:family="text">
      <style:text-properties fo:font-weight="bold" officeooo:rsid="008017e7" fo:background-color="transparent" loext:char-shading-value="0" style:font-name-asian="Linux Biolinum O" style:font-weight-asian="bold" style:font-name-complex="Linux Biolinum O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use-window-font-color="true" loext:opacity="0%" style:font-name="Arial" fo:font-size="18pt" fo:font-weight="bold" officeooo:rsid="01e7e641" style:font-size-asian="18pt" style:font-weight-asian="bold" style:font-size-complex="18pt" style:font-weight-complex="bold"/>
    </style:style>
    <style:style style:name="T7" style:family="text">
      <style:text-properties style:use-window-font-color="true" loext:opacity="0%" style:font-name="Arial" fo:font-size="18pt" fo:font-weight="bold" officeooo:rsid="008017e7" style:font-size-asian="18pt" style:font-weight-asian="bold" style:font-size-complex="18pt" style:font-weight-complex="bold"/>
    </style:style>
    <style:style style:name="T8" style:family="text">
      <style:text-properties style:use-window-font-color="true" loext:opacity="0%" style:font-name="Courier New" fo:font-size="9pt" fo:font-style="normal" fo:font-weight="normal" officeooo:rsid="001bba99" fo:background-color="transparent" loext:char-shading-value="0" style:font-name-asian="Linux Biolinum O" style:font-size-asian="9pt" style:font-style-asian="normal" style:font-weight-asian="normal" style:font-name-complex="Linux Biolinum O" style:font-size-complex="9pt" style:font-weight-complex="normal"/>
    </style:style>
    <style:style style:name="T9" style:family="text">
      <style:text-properties style:use-window-font-color="true" loext:opacity="0%" style:font-name="Courier New" fo:font-size="9pt" fo:font-style="normal" fo:font-weight="normal" fo:background-color="transparent" loext:char-shading-value="0" style:font-size-asian="9pt" style:font-style-asian="normal" style:font-weight-asian="normal" style:font-size-complex="9pt" style:font-weight-complex="normal"/>
    </style:style>
    <style:style style:name="T10" style:family="text">
      <style:text-properties style:use-window-font-color="true" loext:opacity="0%" style:font-name="Courier New" fo:font-size="9pt" fo:font-style="italic" fo:font-weight="normal" fo:background-color="transparent" loext:char-shading-value="0" style:font-size-asian="9pt" style:font-style-asian="italic" style:font-weight-asian="normal" style:font-size-complex="9pt" style:font-weight-complex="normal"/>
    </style:style>
    <style:style style:name="T11" style:family="text">
      <style:text-properties style:use-window-font-color="true" loext:opacity="0%" style:font-name="Courier New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2" style:family="text">
      <style:text-properties style:use-window-font-color="true" loext:opacity="0%" style:font-name="Courier New" officeooo:rsid="0085e33d" fo:background-color="transparent" loext:char-shading-value="0" style:font-name-asian="Linux Biolinum O" style:font-name-complex="Linux Biolinum O"/>
    </style:style>
    <style:style style:name="T13" style:family="text">
      <style:text-properties style:use-window-font-color="true" loext:opacity="0%" officeooo:rsid="001bba99" fo:background-color="transparent" loext:char-shading-value="0" style:font-name-asian="Linux Biolinum O" style:font-name-complex="Linux Biolinum O"/>
    </style:style>
    <style:style style:name="T14" style:family="text">
      <style:text-properties style:use-window-font-color="true" loext:opacity="0%" officeooo:rsid="0085e33d" fo:background-color="transparent" loext:char-shading-value="0" style:font-name-asian="Linux Biolinum O" style:font-name-complex="Linux Biolinum O"/>
    </style:style>
    <style:style style:name="T15" style:family="text">
      <style:text-properties fo:color="#95231f" loext:opacity="100%" style:font-name="Arial" fo:font-size="18pt" fo:font-style="italic" fo:font-weight="bold" officeooo:rsid="01e7e641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color="#95231f" loext:opacity="100%" style:font-name="Arial" fo:font-size="18pt" fo:font-style="italic" fo:font-weight="bold" officeooo:rsid="006a6e31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color="#95231f" loext:opacity="100%" style:font-name="Arial" fo:font-size="18pt" fo:font-style="italic" fo:font-weight="bold" officeooo:rsid="007bc914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size="12pt" fo:font-weight="bold" officeooo:rsid="006eba8b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78f7f2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7d13db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80ee45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85e33d" style:font-size-asian="12pt" style:font-weight-asian="bold" style:font-size-complex="12pt" style:font-weight-complex="bold"/>
    </style:style>
    <style:style style:name="T23" style:family="text">
      <style:text-properties fo:color="#8d281e" loext:opacity="100%" officeooo:rsid="001bba99" fo:background-color="transparent" loext:char-shading-value="0" style:font-name-asian="Linux Biolinum O" style:font-name-complex="Linux Biolinum O"/>
    </style:style>
    <style:style style:name="T24" style:family="text">
      <style:text-properties fo:color="#8d281e" loext:opacity="100%" officeooo:rsid="00cbe8b9" fo:background-color="transparent" loext:char-shading-value="0" style:font-name-asian="Linux Biolinum O" style:font-name-complex="Linux Biolinum O"/>
    </style:style>
    <style:style style:name="T25" style:family="text">
      <style:text-properties fo:color="#8d281e" loext:opacity="100%" officeooo:rsid="006eba8b" fo:background-color="transparent" loext:char-shading-value="0" style:font-name-asian="Linux Biolinum O" style:font-name-complex="Linux Biolinum O"/>
    </style:style>
    <style:style style:name="T26" style:family="text">
      <style:text-properties fo:color="#8d281e" loext:opacity="100%" officeooo:rsid="0071bb38" fo:background-color="transparent" loext:char-shading-value="0" style:font-name-asian="Linux Biolinum O" style:font-name-complex="Linux Biolinum O"/>
    </style:style>
    <style:style style:name="T27" style:family="text">
      <style:text-properties fo:color="#8d281e" loext:opacity="100%" officeooo:rsid="0085e33d" fo:background-color="transparent" loext:char-shading-value="0" style:font-name-asian="Linux Biolinum O" style:font-name-complex="Linux Biolinum O"/>
    </style:style>
    <style:style style:name="T28" style:family="text">
      <style:text-properties officeooo:rsid="001bba99" fo:background-color="transparent" loext:char-shading-value="0" style:font-name-asian="Linux Biolinum O" style:font-name-complex="Linux Biolinum O"/>
    </style:style>
    <style:style style:name="T29" style:family="text">
      <style:text-properties officeooo:rsid="008017e7" fo:background-color="transparent" loext:char-shading-value="0" style:font-name-asian="Linux Biolinum O" style:font-name-complex="Linux Biolinum O"/>
    </style:style>
    <style:style style:name="T30" style:family="text">
      <style:text-properties officeooo:rsid="0080ee45" fo:background-color="transparent" loext:char-shading-value="0" style:font-name-asian="Linux Biolinum O" style:font-name-complex="Linux Biolinum O"/>
    </style:style>
    <style:style style:name="T31" style:family="text">
      <style:text-properties officeooo:rsid="0082d885" fo:background-color="transparent" loext:char-shading-value="0" style:font-name-asian="Linux Biolinum O" style:font-name-complex="Linux Biolinum O"/>
    </style:style>
    <style:style style:name="T32" style:family="text">
      <style:text-properties officeooo:rsid="008466e4" fo:background-color="transparent" loext:char-shading-value="0" style:font-name-asian="Linux Biolinum O" style:font-name-complex="Linux Biolinum O"/>
    </style:style>
    <style:style style:name="T33" style:family="text">
      <style:text-properties style:font-name="Arial" fo:background-color="transparent" loext:char-shading-value="0" style:font-name-asian="Linux Biolinum O" style:font-name-complex="Linux Biolinum O"/>
    </style:style>
    <style:style style:name="T34" style:family="text">
      <style:text-properties style:font-name="Arial" officeooo:rsid="001bba99" fo:background-color="transparent" loext:char-shading-value="0" style:font-name-asian="Linux Biolinum O" style:font-name-complex="Linux Biolinum O"/>
    </style:style>
    <style:style style:name="T35" style:family="text">
      <style:text-properties style:font-name="Arial" fo:font-size="12pt" fo:font-style="normal" fo:font-weight="bold" officeooo:rsid="0078f7f2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officeooo:rsid="008017e7"/>
    </style:style>
    <style:style style:name="T37" style:family="text">
      <style:text-properties fo:color="#c9211e" loext:opacity="100%" style:font-name="Courier New" fo:font-size="9pt" fo:font-style="normal" fo:font-weight="bold" officeooo:rsid="008466e4" fo:background-color="transparent" loext:char-shading-value="0" style:font-size-asian="9pt" style:font-style-asian="normal" style:font-weight-asian="bold" style:font-size-complex="9pt" style:font-weight-complex="bold"/>
    </style:style>
    <style:style style:name="T38" style:family="text">
      <style:text-properties fo:color="#c9211e" loext:opacity="100%" style:font-name="Courier New" fo:font-size="9pt" fo:font-style="normal" fo:font-weight="bold" officeooo:rsid="008466e4" fo:background-color="transparent" loext:char-shading-value="0" style:font-name-asian="Linux Biolinum O" style:font-size-asian="9pt" style:font-style-asian="normal" style:font-weight-asian="bold" style:font-name-complex="Linux Biolinum O" style:font-size-complex="9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5">S</text:span><text:span text:style-name="T16">LAM – </text:span><text:span text:style-name="T17">TD</text:span><text:span text:style-name="T6"> </text:span><text:span text:style-name="T7">Structuration des données</text:span></text:p>
      <text:p text:style-name="P17"/>
      <text:p text:style-name="P19"><draw:frame draw:style-name="fr1" draw:name="Image4" text:anchor-type="paragraph" svg:width="0.847cm" svg:height="0.635cm" draw:z-index="0"><draw:image xlink:href="Pictures/1000020100000018000000125CC8ED2EA0F229A9.png" xlink:type="simple" xlink:show="embed" xlink:actuate="onLoad" draw:mime-type="image/png"/></draw:frame><text:tab/><text:span text:style-name="T36">TD en rapport avec le cours sur la structuration des données</text:span></text:p>
      <text:p text:style-name="P18"/>
      <text:p text:style-name="P17"/>
      <text:p text:style-name="P14"><text:span text:style-name="T19">1</text:span><text:span text:style-name="T20">ère</text:span><text:span text:style-name="T18"> </text:span><text:span text:style-name="T21">Étape</text:span></text:p>
      <text:p text:style-name="P2"/>
      <text:p text:style-name="P6"><text:span text:style-name="T23">T</text:span><text:span text:style-name="T25">1</text:span><text:span text:style-name="T24">.</text:span><text:span text:style-name="T25">1</text:span><text:span text:style-name="T23"> </text:span><text:span text:style-name="T28">|<text:tab/></text:span><text:span text:style-name="T29">Testez l’API de la ville d’Angers concernant la disponibilité du parking </text:span><text:span text:style-name="T4">Confluences</text:span></text:p>
      <text:p text:style-name="P10"/>
      <text:p text:style-name="P7"><text:span text:style-name="T23">T</text:span><text:span text:style-name="T25">1</text:span><text:span text:style-name="T24">.</text:span><text:span text:style-name="T25">2</text:span><text:span text:style-name="T23"> </text:span><text:span text:style-name="T28">|<text:tab/></text:span><text:span text:style-name="T30">Testez les deux exemples de parsing JavaScript et PHP</text:span></text:p>
      <text:p text:style-name="P7"/>
      <text:p text:style-name="P20"><text:span text:style-name="T9"/></text:p>
      <text:p text:style-name="P8"/>
      <text:p text:style-name="P15"><text:span text:style-name="T22">3</text:span><text:span text:style-name="T20">ème</text:span><text:span text:style-name="T18"> </text:span><text:span text:style-name="T21">Étape</text:span></text:p>
      <text:p text:style-name="P5"/>
      <text:p text:style-name="P5"><text:span text:style-name="T23">T</text:span><text:span text:style-name="T27">3</text:span><text:span text:style-name="T26">.1</text:span><text:span text:style-name="T23"> |</text:span><text:span text:style-name="T13"><text:tab/></text:span><text:span text:style-name="T14">Faites la fiche </text:span><text:span text:style-name="T12">INI02</text:span><text:span text:style-name="T14"> sur </text:span><text:span text:style-name="T12">vinsio.fr</text:span><text:span text:style-name="T14"> dans le menu </text:span><text:span text:style-name="T12">Bases</text:span><text:span text:style-name="T14"> et créez un projet GitLab avec ce T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Biolinum O" svg:font-family="'Linux Biolinum O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-Police_20_par_20_défaut" style:display-name="WW-Police par défaut" style:family="text"/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8pt" officeooo:paragraph-rsid="006c2f01" style:font-size-asian="8pt" style:font-size-complex="8pt"/>
    </style:style>
    <style:style style:name="MT1" style:family="text">
      <style:text-properties fo:font-style="italic" fo:font-weight="bold" officeooo:rsid="01bc4f21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cd954d" style:font-style-asian="italic" style:font-weight-asian="bold" style:font-style-complex="italic" style:font-weight-complex="bold"/>
    </style:style>
    <style:style style:name="MT3" style:family="text">
      <style:text-properties officeooo:rsid="00cd95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www.vinsio.fr</text:span><text:span text:style-name="MT2"><text:tab/><text:tab/></text:span><text:span text:style-name="MT3">Dernière révision du document : </text:span><text:date style:data-style-name="N37" text:date-value="2020-10-05T15:00:02.393999788">05/10/20</text:dat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23T08:31:50.333556728</meta:creation-date>
    <dc:date>2020-10-05T15:00:02.260000000</dc:date>
    <meta:editing-duration>PT15H40M12S</meta:editing-duration>
    <meta:editing-cycles>118</meta:editing-cycles>
    <meta:generator>LibreOffice/7.0.1.2$Windows_X86_64 LibreOffice_project/7cbcfc562f6eb6708b5ff7d7397325de9e764452</meta:generator>
    <meta:document-statistic meta:table-count="0" meta:image-count="1" meta:object-count="0" meta:page-count="1" meta:paragraph-count="8" meta:word-count="72" meta:character-count="420" meta:non-whitespace-character-count="353"/>
  </office:meta>
</office:document-meta>
</file>